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paragraph-rsid="0136717d"/>
    </style:style>
    <style:style style:name="P2" style:family="paragraph" style:parent-style-name="Text_20_body">
      <style:text-properties officeooo:paragraph-rsid="0159f874"/>
    </style:style>
    <style:style style:name="P3" style:family="paragraph" style:parent-style-name="Text_20_body">
      <style:text-properties fo:font-weight="bold" officeooo:paragraph-rsid="017b1d9b" style:font-weight-asian="bold" style:font-weight-complex="bold"/>
    </style:style>
    <style:style style:name="P4" style:family="paragraph" style:parent-style-name="Text_20_body">
      <style:text-properties officeooo:rsid="017d35f4" officeooo:paragraph-rsid="017d35f4"/>
    </style:style>
    <style:style style:name="P5" style:family="paragraph" style:parent-style-name="Text_20_body">
      <style:text-properties officeooo:paragraph-rsid="0180a643"/>
    </style:style>
    <style:style style:name="P6" style:family="paragraph" style:parent-style-name="Text_20_body">
      <style:text-properties officeooo:rsid="01784571" officeooo:paragraph-rsid="0181bc56"/>
    </style:style>
    <style:style style:name="P7" style:family="paragraph" style:parent-style-name="Text_20_body">
      <style:text-properties officeooo:paragraph-rsid="018670ea"/>
    </style:style>
    <style:style style:name="P8" style:family="paragraph" style:parent-style-name="Text_20_body">
      <style:text-properties officeooo:paragraph-rsid="01884d6d"/>
    </style:style>
    <style:style style:name="P9" style:family="paragraph" style:parent-style-name="Text_20_body">
      <style:text-properties officeooo:paragraph-rsid="018af180"/>
    </style:style>
    <style:style style:name="P10" style:family="paragraph" style:parent-style-name="Text_20_body">
      <style:text-properties fo:color="#000000" fo:font-weight="bold" officeooo:rsid="0184ec76" officeooo:paragraph-rsid="018af180" style:font-weight-asian="bold" style:font-weight-complex="bold"/>
    </style:style>
    <style:style style:name="P11" style:family="paragraph" style:parent-style-name="Text_20_body">
      <style:text-properties officeooo:rsid="016b628b" officeooo:paragraph-rsid="018af180"/>
    </style:style>
    <style:style style:name="P12" style:family="paragraph" style:parent-style-name="Text_20_body">
      <style:text-properties officeooo:paragraph-rsid="0184ec76"/>
    </style:style>
    <style:style style:name="P13" style:family="paragraph" style:parent-style-name="Text_20_body">
      <style:text-properties officeooo:rsid="018af180" officeooo:paragraph-rsid="018af180"/>
    </style:style>
    <style:style style:name="P14" style:family="paragraph" style:parent-style-name="Text_20_body">
      <style:text-properties officeooo:rsid="018b5b42" officeooo:paragraph-rsid="018b5b42"/>
    </style:style>
    <style:style style:name="P15" style:family="paragraph" style:parent-style-name="Text_20_body">
      <style:text-properties officeooo:paragraph-rsid="018b5b42"/>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69f723" style:font-weight-asian="bold" style:font-weight-complex="bold"/>
    </style:style>
    <style:style style:name="T7" style:family="text">
      <style:text-properties fo:font-weight="bold" officeooo:rsid="017275e9" style:font-weight-asian="bold" style:font-weight-complex="bold"/>
    </style:style>
    <style:style style:name="T8" style:family="text">
      <style:text-properties fo:font-weight="bold" officeooo:rsid="017620b4" style:font-weight-asian="bold" style:font-weight-complex="bold"/>
    </style:style>
    <style:style style:name="T9" style:family="text">
      <style:text-properties fo:font-weight="bold" officeooo:rsid="01784571" style:font-weight-asian="bold" style:font-weight-complex="bold"/>
    </style:style>
    <style:style style:name="T10" style:family="text">
      <style:text-properties fo:font-weight="bold" officeooo:rsid="01813340" style:font-weight-asian="bold" style:font-weight-complex="bold"/>
    </style:style>
    <style:style style:name="T11" style:family="text">
      <style:text-properties fo:font-weight="bold" officeooo:rsid="0181bc56" style:font-weight-asian="bold" style:font-weight-complex="bold"/>
    </style:style>
    <style:style style:name="T12" style:family="text">
      <style:text-properties fo:font-weight="bold" officeooo:rsid="018670ea" style:font-weight-asian="bold" style:font-weight-complex="bold"/>
    </style:style>
    <style:style style:name="T13" style:family="text">
      <style:text-properties fo:font-weight="bold" officeooo:rsid="018af18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169f723" style:font-weight-asian="normal" style:font-weight-complex="normal"/>
    </style:style>
    <style:style style:name="T16" style:family="text">
      <style:text-properties fo:font-weight="normal" officeooo:rsid="017275e9" style:font-weight-asian="normal" style:font-weight-complex="normal"/>
    </style:style>
    <style:style style:name="T17" style:family="text">
      <style:text-properties fo:font-weight="normal" officeooo:rsid="017620b4" style:font-weight-asian="normal" style:font-weight-complex="normal"/>
    </style:style>
    <style:style style:name="T18" style:family="text">
      <style:text-properties fo:font-weight="normal" officeooo:rsid="016b628b" style:font-weight-asian="normal" style:font-weight-complex="normal"/>
    </style:style>
    <style:style style:name="T19" style:family="text">
      <style:text-properties fo:font-weight="normal" officeooo:rsid="01786df5" style:font-weight-asian="normal" style:font-weight-complex="normal"/>
    </style:style>
    <style:style style:name="T20" style:family="text">
      <style:text-properties fo:font-weight="normal" officeooo:rsid="017c5c71" style:font-weight-asian="normal" style:font-weight-complex="normal"/>
    </style:style>
    <style:style style:name="T21" style:family="text">
      <style:text-properties fo:font-weight="normal" officeooo:rsid="017d35f4" style:font-weight-asian="normal" style:font-weight-complex="normal"/>
    </style:style>
    <style:style style:name="T22" style:family="text">
      <style:text-properties fo:font-weight="normal" officeooo:rsid="017ee504" style:font-weight-asian="normal" style:font-weight-complex="normal"/>
    </style:style>
    <style:style style:name="T23" style:family="text">
      <style:text-properties fo:font-weight="normal" officeooo:rsid="0180a643" style:font-weight-asian="normal" style:font-weight-complex="normal"/>
    </style:style>
    <style:style style:name="T24" style:family="text">
      <style:text-properties fo:font-weight="normal" officeooo:rsid="01813340" style:font-weight-asian="normal" style:font-weight-complex="normal"/>
    </style:style>
    <style:style style:name="T25" style:family="text">
      <style:text-properties fo:font-weight="normal" officeooo:rsid="0181bc56" style:font-weight-asian="normal" style:font-weight-complex="normal"/>
    </style:style>
    <style:style style:name="T26" style:family="text">
      <style:text-properties fo:font-weight="normal" officeooo:rsid="0183a9e9" style:font-weight-asian="normal" style:font-weight-complex="normal"/>
    </style:style>
    <style:style style:name="T27" style:family="text">
      <style:text-properties fo:font-weight="normal" officeooo:rsid="0184ec76" style:font-weight-asian="normal" style:font-weight-complex="normal"/>
    </style:style>
    <style:style style:name="T28" style:family="text">
      <style:text-properties fo:font-weight="normal" officeooo:rsid="018670ea" style:font-weight-asian="normal" style:font-weight-complex="normal"/>
    </style:style>
    <style:style style:name="T29" style:family="text">
      <style:text-properties fo:font-weight="normal" officeooo:rsid="01884d6d" style:font-weight-asian="normal" style:font-weight-complex="normal"/>
    </style:style>
    <style:style style:name="T30" style:family="text">
      <style:text-properties fo:font-weight="normal" officeooo:rsid="018af180" style:font-weight-asian="normal" style:font-weight-complex="normal"/>
    </style:style>
    <style:style style:name="T31" style:family="text">
      <style:text-properties fo:font-weight="normal" officeooo:rsid="018b5b42" style:font-weight-asian="normal" style:font-weight-complex="normal"/>
    </style:style>
    <style:style style:name="T32" style:family="text">
      <style:text-properties fo:font-weight="normal" officeooo:rsid="018c1da0" style:font-weight-asian="normal" style:font-weight-complex="normal"/>
    </style:style>
    <style:style style:name="T33" style:family="text">
      <style:text-properties officeooo:rsid="00e51007"/>
    </style:style>
    <style:style style:name="T34" style:family="text">
      <style:text-properties officeooo:rsid="01548716"/>
    </style:style>
    <style:style style:name="T35" style:family="text">
      <style:text-properties officeooo:rsid="017b1d9b"/>
    </style:style>
    <style:style style:name="T36" style:family="text">
      <style:text-properties fo:color="#000000" fo:font-weight="normal" style:font-weight-asian="normal" style:font-weight-complex="normal"/>
    </style:style>
    <style:style style:name="T37" style:family="text">
      <style:text-properties fo:color="#000000" fo:font-weight="normal" officeooo:rsid="0184ec76" style:font-weight-asian="normal" style:font-weight-complex="normal"/>
    </style:style>
    <style:style style:name="T38" style:family="text">
      <style:text-properties fo:color="#000000" fo:font-weight="normal" officeooo:rsid="018670ea" style:font-weight-asian="normal" style:font-weight-complex="normal"/>
    </style:style>
    <style:style style:name="T39" style:family="text">
      <style:text-properties fo:color="#000000" fo:font-weight="bold" officeooo:rsid="0184ec76" style:font-weight-asian="bold" style:font-weight-complex="bold"/>
    </style:style>
    <style:style style:name="T40" style:family="text">
      <style:text-properties officeooo:rsid="018670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CB IT Stuff recording <text:span text:style-name="T35">4 April</text:span> 201<text:span text:style-name="T34">6</text:span> transmission <text:span text:style-name="T35">7-8 April</text:span> 201<text:span text:style-name="T34">6</text:span></text:p>
      <text:p text:style-name="P2"><text:span text:style-name="T2">[0]</text:span><text:span text:style-name="T33"> Hello everybody and welcome once again to IT Stuff. Here’s your monthly dose of wibble from the world of technology and dishing it up for you here’s my chums Kriss and Shi. In the show today we have the Borkestra, and you’ll find out what that is at a time of our choosing. Everything else in the show is just filler really. </text:span></text:p>
      <text:p text:style-name="P15"><text:span text:style-name="T7">[2 Min]</text:span><text:span text:style-name="T16"> </text:span><text:span text:style-name="T30">Although to be honest some of the filler is quite good too. </text:span><text:span text:style-name="T31">For starters there was Google’s April Fool gag that would attach a gif of a Minion chucking </text:span><text:span text:style-name="T32">a mic away.</text:span></text:p>
      <text:p text:style-name="P15"><text:span text:style-name="T32">W</text:span><text:span text:style-name="T30">e’ve all been having a laugh at Microsoft’s attempt at an artificial intelligence twitter bot. <text:s/>‘Tay’ was supposed to be a teenage girl that would learn from twitter conversations with real people. What could possibly go wrong? Well, less than 24 hours after it went live, it had mostly learned how </text:span><text:span text:style-name="T31">to be racist. Apparently Hitler was right, and so on. So they pulled the plug on it for technical adjustments. What happened next? They accidentally put it live again, and it carried on where it left off by cracking a gag about taking drugs in front of the cops.</text:span></text:p>
      <text:p text:style-name="P14"><text:span text:style-name="T31">M</text:span><text:span text:style-name="T14">aybe the lesson is not that machine learning doesn’t work, but actually humans are less intelligent than we generally think.</text:span></text:p>
      <text:p text:style-name="P13"><text:span text:style-name="T1">[5 Min]</text:span><text:span text:style-name="T14"> Microsoft’s other recent achivement has been to create a Linux compatibility layer for Windows. This has mostly been spun as ‘you can run the Bash shell from Ubuntu on Windows’ but it’s much more capable that th</text:span><text:span text:style-name="T31">at. In fact the only thing missing from this arrangement is, yknow, a reason…. Why?</text:span></text:p>
      <text:p text:style-name="P4"><text:span text:style-name="T7">[</text:span><text:span text:style-name="T13">7</text:span><text:span text:style-name="T1"> Min]</text:span><text:span text:style-name="T15"> </text:span><text:span text:style-name="T14">Now it’s time for Anniversary Corner! </text:span><text:span text:style-name="T1">[ANNIVERSARY.WAV]</text:span></text:p>
      <text:p text:style-name="P5"><text:span text:style-name="T21">And who’s celebrating in Anniversary Corner this month? It’s the fortieth birthday of Apple, yes Apple Computer is forty years old and they’ve been celebrating in style. <text:s/></text:span><text:span text:style-name="T23">Also</text:span><text:span text:style-name="T21"> one of their fans complained </text:span><text:span text:style-name="T22">to the BBC Trust</text:span><text:span text:style-name="T21"> </text:span><text:span text:style-name="T22">about the Mark Kermode and Simon Mayo, they keep calling iPhones ‘fruit related devices’ and the complaint said it wasn’t funny. </text:span><text:span text:style-name="T23">And finally at the recent huge product launch on 22 March, fruit related humanoid Phil Schiller observed there are more than 600 million PCs in use that are over five years old. “This is really sad” </text:span><text:span text:style-name="T24">he said.</text:span><text:span text:style-name="T23"> So, get this, in four words Appleman just insulted good robust hardware that lasts, and poor people. </text:span></text:p>
      <text:p text:style-name="P11"><text:span text:style-name="T6">[</text:span><text:span text:style-name="T1">1</text:span><text:span text:style-name="T13">1</text:span><text:span text:style-name="T1"> Min] </text:span><text:span text:style-name="T13">N</text:span><text:span text:style-name="T14">ow it’s time for </text:span><text:span text:style-name="T26">all sorts of fun</text:span><text:span text:style-name="T14"> in Shi’s World of Stuff! </text:span></text:p>
      <text:p text:style-name="P11"><text:span text:style-name="T30">So what about this month’s</text:span><text:span text:style-name="T26"> new shiny gadgets. Just out is the BBC Microbit, a tiny thingie with twenty five blinkenlights and not much else. Will.I.am is willing to be photgraphed holding it. </text:span></text:p>
      <text:p text:style-name="P12"><text:span text:style-name="T37">Also </text:span><text:span text:style-name="T38">it’s Virtual Reality month, these are the virtual reality headset things we’ve mentioned before. The production Oculus VR is out and youtube has reaction videos of old people trying it out, falling over and doing a bit of light swearing. Microsoft’s equivanet, the HoloLens, is shipping a developer kit for three thousand dollars. And the HTC Vive is now shipping, 689 quid. So that’s a choice of three, wow!</text:span></text:p>
      <text:p text:style-name="P13"><text:span text:style-name="T38">L</text:span><text:span text:style-name="T36">astly in the world of hardware have you ever wondered if you could fool them fingerprint scanner things? Well here’s your answer. Turns out all you need is a deskjet printer </text:span></text:p>
      <text:p text:style-name="P10">[<text:span text:style-name="T40">15 min</text:span>]<text:span text:style-name="T14"> </text:span><text:span text:style-name="T15">Y</text:span><text:span text:style-name="T18">ou’re listening to BCB Radio 106.6fm, th</text:span><text:span text:style-name="T21">e time right now is April and you’re</text:span><text:span text:style-name="T18"> </text:span><text:span text:style-name="T21">listening to</text:span><text:span text:style-name="T18"> IT Stuff, and </text:span><text:span text:style-name="T30">n</text:span><text:span text:style-name="T29">ow it’s the highlight of the show, Shi did some interviews at the recent Media Museum Lates event, in a first for IT Stuff you’re about to hear the words Can I Smell Burning.</text:span></text:p>
      <text:p text:style-name="P7"><text:span text:style-name="T39">4 min 11 sec<text:line-break/></text:span><text:span text:style-name="T36">Lates organiser - Georgina Cooke </text:span><text:span text:style-name="T37">00:48<text:line-break/></text:span><text:span text:style-name="T27">YSWN - Shelley Knotts</text:span><text:span text:style-name="T37"> 01:26<text:line-break/>Robotic Instruments - Borkestra 01:57</text:span></text:p>
      <text:p text:style-name="P8"><text:span text:style-name="T6">[</text:span><text:span text:style-name="T12">20</text:span><text:span text:style-name="T9"> </text:span><text:span text:style-name="T8">Min]</text:span><text:span text:style-name="T17"> </text:span><text:span text:style-name="T29">Won’t be long now before they grab the Borkestra and carry it off to London.</text:span></text:p>
      <text:p text:style-name="P8"><text:span text:style-name="T17">Upcoming events, let’s mention </text:span><text:span text:style-name="T19">GaMaYo 10 on Thursday 21st April in Leeds. Kicks off at 6-30pm. </text:span><text:soft-page-break/><text:span text:style-name="T19">What is it? Tickets on Eventbrite. </text:span><text:span text:style-name="T20">Also Badonkadonk Weds 13 April, and the next Coder Dojo is right at the end of the month, 30 April.</text:span></text:p>
      <text:p text:style-name="P6"><text:span text:style-name="T6">[</text:span><text:span text:style-name="T12">22</text:span><text:span text:style-name="T1"> Min]</text:span><text:span text:style-name="T14"> </text:span><text:span text:style-name="T18">And now here’s our regular feature where we catch up with what went on at last year’s Leeds Hack. </text:span><text:span text:style-name="T24">This time Brian encounters some Little Green Men, with Harry, Tom and Adam, who may or may not be green. </text:span><text:span text:style-name="T30">It’s not easy being green.</text:span><text:span text:style-name="T24"><text:line-break/></text:span><text:span text:style-name="T10">[</text:span><text:span text:style-name="T11">HarryTomAdam-littleGreenMen.wav] 2 min 46 sec</text:span></text:p>
      <text:p text:style-name="P6"><text:span text:style-name="T11">[2</text:span><text:span text:style-name="T12">6</text:span><text:span text:style-name="T11"> Min] </text:span><text:span text:style-name="T25">Thanks Adam, Tom, Harry and Brian. Well that’s it for another month, see you in May. And we leave you with </text:span><text:span text:style-name="T28">the thought that the nemesis of ordinary people on the rich and powerful is now measured in terabytes. Move over Wikileaks, Sorry Snowden, but the Panama Papers weigh </text:span><text:span text:style-name="T29">a stonking</text:span><text:span text:style-name="T28"> two and a half terabytes. So this music goes out to all the </text:span><text:span text:style-name="T29">thieving swine with money stashed overseas. </text:span><text:span text:style-name="T30">Here’s Spray – We’re all made of stars.</text:span><text:span text:style-name="T29"> Tarra!</text:span></text:p>
      <text:p text:style-name="P1"><text:span text:style-name="T3">[29 min 5</text:span><text:span text:style-name="T4">2</text:span><text:span text:style-name="T3"> sec] end</text:span></text:p>
      <text:p text:style-name="P9"><text:span text:style-name="T3">M</text:span><text:span text:style-name="T5">usicstuffs:</text:span><text:span text:style-name="T13"><text:line-break/>Spray – We’re all made of stars<text:line-break/>https://www.youtube.com/watch?v=oIQ7ND4QB2k</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4-04T14:16:39.128670883</dc:date>
    <meta:editing-duration>PT7H23M47S</meta:editing-duration>
    <meta:editing-cycles>63</meta:editing-cycles>
    <meta:generator>LibreOffice/5.1.0.3$Linux_X86_64 LibreOffice_project/10m0$Build-3</meta:generator>
    <meta:document-statistic meta:table-count="0" meta:image-count="0" meta:object-count="0" meta:page-count="2" meta:paragraph-count="20" meta:word-count="830" meta:character-count="4681" meta:non-whitespace-character-count="3861"/>
  </office:meta>
</office:document-meta>
</file>